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break-before="page"/>
    </style:style>
    <style:style style:name="P3" style:family="paragraph" style:parent-style-name="Text_20_body">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iv style="padding-left:50px;padding-right:50px; text-align:justify; color:black"&gt;</text:p>
      <text:p text:style-name="Standard">&lt;div style="text-indent:20px;"&gt;Dieu. Quel mal de tête. C'était comme si un type avec un marteau s'amusait à lui marteler le sommet du crâne, s'appliquant à taper le plus fort possible. Sur un clou. Rouillé. Cela faisait maintenant des heures que cela durait, qu'Edward avait l'impression qu'une barre en métal lui traversait le cerveau de part en part. Cette nuit n'avait clairement pas été des plus reposantes. Même, il avait peut-être s'agit de la pire nuit de sa courte existence. Accompagné par des cauchemars aussi improbables qu'effrayants, le garçon avait dormi d'un sommeil agité et peu réparateur. En toute honnêteté, il serait resté endormi pendant encore des heures si on lui en avait laissé l'occasion.&lt;/div&gt;</text:p>
      <text:p text:style-name="Standard">&lt;div style="text-indent:20px;"&gt;Seulement voilà, notre blondin n'aurait pas ce luxe. Toujours à mi-chemin de l'inconscience, il entendit une voix lointaine crier quelque chose. Elle résonna dans son cerveau fragilisé, l'agressant bien plus que d'ordinaire et Edward fronça ses sourcils, les yeux toujours fermés, en maugréant un « mmmmh » mécontent. Un nouveau cri retentit et il leva son bras pour le secouer dans le vent comme s'il chassait une mouche invisible. Elle avait encore oublié...&lt;/div&gt;</text:p>
      <text:p text:style-name="Standard">[color=darkred]-On est samedi, j'ai pas cours...[/color]</text:p>
      <text:p text:style-name="Standard"/>
      <text:p text:style-name="Standard">&lt;div style="text-indent:20px;"&gt;Il avait marmonné dans sa barbe, encore trop endormi, et sa phrase en était presque incompréhensible tant le garçon avait mâché ses mots. Enfonçant son oreiller sur sa tête pour essayer de se soustraire à la luminosité ambiante, il entreprit de retourner dans les bras de Morphée. C'est alors que les connexions se firent -douloureusement- dans son esprit groggy. Cette voix... Ce n'était pas la voix de sa mère. Non, il s'agissait même d'une voix masculine. Ce n'était pas non plus le timbre de son paternel... Alors qui cela pouvait-il bien être ? Toujours handicapé par sa migraine, Edward fouilla dans les limbes de sa mémoire pour essayer de la reconnaître, mais rien n'y fit. Partagé entre l'épuisement et l'envie de découvrir l'identité de la personne qui avait crié à ses oreilles, l'adolescent ne bougea pas pendant plusieurs secondes en se demandant si cela valait le coup qu'il se lève.&lt;/div&gt;</text:p>
      <text:p text:style-name="Standard">&lt;div style="text-indent:20px;"&gt;Finalement, concluant qu'il n'arriverait de toute façon pas à se rendormir, le blondin se hissa sur son postérieur, assis au milieu du lit. L'instant d'après, il avait posé une main sur sa tempe. Le mouvement avait été trop brusque et avait amplifié le mal de tête qui l'accompagnait déjà, maintenant à deux doigts de le faire tomber dans les pommes. Lorsque ses pensées se firent plus claires, Edward fut enfin apte à ouvrir ses yeux meurtris. Ou en tout cas au moins le gauche, le droit se refermant instantanément après avoir été agressé par la lumière de la pièce. Pièce qui d'ailleurs n'était pas sa chambre. Du tout. L'étudiant la parcourut du regard pour essayer de deviner où il se trouvait. Cela ressemblait fort à une chambre d'hôtel, sans âme et complètement dépersonnalisée. Il n'avait pourtant aucun souvenir de s'être rendu dans un établissement de ce genre... Ni d'avoir partagé son lit avec un autre garçon, comme c'était le cas au vu de celui qui se tenait à côté de lui dans le lit avec un air à mi-chemin entre l'horreur et la panique. Trop peu réveillé pour avoir ce genre de réaction, Edward cligna simplement plusieurs fois des yeux en essayant de sortir de sa torpeur.&lt;/div&gt;</text:p>
      <text:p text:style-name="Standard">[color=darkred]-C'est particulièrement moche cette déco.[/color]</text:p>
      <text:p text:style-name="Standard">&lt;/div&gt;</text:p>
      <text:p text:style-name="P1">Le contraste entre les réaction des deux garçon était saisissant. Alors qu'Edward semblait plus perdu qu'autre chose, son compagnon d'infortune semblait en proie à une panique incontrôlable. Il regardait autour de lui en essayant probablement de comprendre dans quelle situation il avait bien pu se mettre. Le blondin bailla ostensiblement alors qu'Aoba geignait de toute la force de son malheur. Il n'était pas plus au fait que lui de la situation, mais son esprit prompt à l'évasion avait beaucoup de mal à se rendre compte de ce qu'il se passait. Tout en continuant à cligner des yeux un peu trop rapidement, Edward gardait son regard émeraude braqué sur son homologue aux cheveux bleus, l'écoutant à moitié se débattre avec ses souvenirs pour essayer de se resituer, sans grand succès jusqu'à présent semblait-il.</text:p>
      <text:p text:style-name="Standard"/>
      <text:p text:style-name="Standard">Son apathie fut cependant de courte durée puisque Aoba mit le doigt sur une chose qui parvint à l'extirper de ses rêveries tant elle était ubuesque : les deux jeunes hommes étaient attachés ensemble par... des menottes, comme Edward put le constater lorsque ce dernier leva son coude pour lui montrer son poignet, attirant le sien par ce même mouvement. Avec un air toujours aussi ahuri, l'adolescent fixa pendant un bon moment le bracelet en métal qui cernait son avant-bras. Il ne disait rien, mais son cerveau avait finalement réussi à se mettre en branle. Comment ces menottes étaient arrivées jusqu'à lui ? A qui appartenaient-elles ? Vu la lueur d'incompréhension presque palpable au fond de ses yeux, Edward se doutait que ce drôle de type n'en était pas à l'origine. Il allait donc falloir creuser pour résoudre ce mystère.</text:p>
      <text:p text:style-name="Standard"/>
      <text:p text:style-name="Standard">-Je sais même pas qui vous êtes... 'Tain j'suis claqué. Je me demande quelle heure il est.</text:p>
      <text:p text:style-name="Standard"/>
      <text:p text:style-name="Standard">Edward n'avait même pas fini sa phrase que son visage refaisait déjà la girouette, ne prêtant plus aucune attention à Aoba comme le démontrait sa dernière remarque. Bien qu'intrigué, le blondin ne paraissait pas plus préoccupé que cela par la situation. Ses pupilles effectuaient des allers-retours dans leurs globes oculaires au rythme où il balayait la pièce du regard. Le plus étonnant dans cette histoire, c'est qu'il n'avait absolument aucun souvenir de ce qui avait bien pu lui arriver. Le garçon doutait sérieusement s'être saoulé jusqu'au black out. Il lui été déjà arrivé de boire par le passé, mais jamais au point de ne plus avoir aucun souvenir. Ceci étant, la sensation de malaise qu'il sentait à travers tout son corps présentait des similarités troublantes avec celle qu'on ressent après une grosse cuite. Il était vraiment ennuyeux qu'il ne se souvienne de rien et le blondin se demandait s'il aurait une explication un jour. Car pour l'heure, il avait des soucis autrement plus gênants qu'un trou de mémoire...</text:p>
      <text:p text:style-name="Standard"/>
      <text:p text:style-name="Standard">-Où sont passés mes fringues ?</text:p>
      <text:p text:style-name="P1">Difficile de faire abstraction de l'énergumène à côté qui s'agitait dans tous les sens. Ses mouvements faisaient tourner le bracelet à son poignet, provoquant un frottement sur sa peau extrêmement désagréable. Presque aussi désagréable que le ton de sa voix lorsqu'il lui répondit, lui indiquant qu'il ne savait pas plus que lui ce que les deux garçons faisaient ici. C'est quoi l'problème mec, pète un coup quoi. C'était pas la fin du monde, il s'était jamais retrouvé attaché à un parfait inconnu dans un endroit qu'il ne connaissait absolument pas ? Bon... Ok c'était pas commun comme situation, mais il n'y avait pas de quoi en faire tout un fromage. Tout ce qu'il y avait à faire, c'était trouver les clefs de ces satanées menottes et ils pourraient reprendre leurs petites vies chacun de leur côté.</text:p>
      <text:p text:style-name="Standard"/>
      <text:p text:style-name="Standard">Enfin, presque. Il fallait aussi pour ça que le blondin mette la main sur ses vêtements, qu'il était toujours en train de chercher du regard sans grand succès. La pièce était désespérément vide de tout effet personnel, aseptisée au possible comme l'étaient généralement les chambres d'hôtel. Le mobilier, en plus d'être moche, n'avait aucune allure. Enfin, ce n'était certainement pas le problème principal d'Edward à ce moment précis mais une fois encore, il était incapable de rester concentré sur un sujet plus de quelques secondes. Une nouvelle remarque désobligeante sur l'absence des clefs des menottes de la part d'Aoba le ramena momentanément à la réalité. Ca, il fallait admettre que c'était gênant...</text:p>
      <text:p text:style-name="Standard"/>
      <text:p text:style-name="Standard">-Hum... J'imagine qu'elles doivent bien être quelque part ces clefs...</text:p>
      <text:p text:style-name="Standard"/>
      <text:p text:style-name="Standard">L'autre garçon entreprit alors de quitter le lit dans lequel ils s'étaient réveillés. Mais liés de cette manière, il leur était difficile de se déplacer l'un sans l'autre. Aussi Edward fut bien obligé de lui donner un coup de main dans cette entreprise. Après tout, il n'avait pas vraiment envie de rester coincé ici plus de temps que cela. Aussi il roula vers le côté où se trouvait Aoba et de cette manière les deux jeunes hommes parvinrent à s'extirper de la literie. … Et maintenant ? Ils se retrouvaient comme deux couillons, debout en caleçon au milieu d'une chambre d'hôtel... </text:p>
      <text:p text:style-name="Standard"/>
      <text:p text:style-name="Standard">-Ok Joe la panique... Et maintenant on fait quoi ?</text:p>
      <text:p text:style-name="Standard"/>
      <text:p text:style-name="Standard">Comme un écho à sa question, quelqu'un frappa à la porte de la chambre. Une petite voix de l'autre côté annonça un « Room service ! » plutôt discret et le silence s'installa pendant un instant jusqu'à ce que Edward, toujours affublé de la même expression de neutralité répondit sans réfléchir.</text:p>
      <text:p text:style-name="Standard"/>
      <text:p text:style-name="Standard">-Entrez !</text:p>
      <text:p text:style-name="P1">Suite à son injonction, la porte de la chambre s'ouvrit pour laisser apparaître un groom qui sembla avoir toutes les difficultés du monde à rester professionnel en apercevant le duo comique. Il faut dire que la situation avait de quoi faire perdre son sérieux au plus zélé des majordomes : deux hommes en caleçon au beau milieu de la pièce, attachés par des menottes, l'un avec un air d'ahuri et l'autre complètement paniqué. Au final étant donné l'étendue des dégâts, le petit employé s'en tira plutôt bien. Il déposa le plateau de petit déjeuner qu'il avait apporté sur la table à l'entrée avant de filer sans demander son reste. En tirant sur le bracelet en métal autant qu'il le pouvait sans la coopération d'Aoba, Edward se jeta sur le plateau fraîchement arrivé. Il en attrapa un croissant et l'enfourna à moitié dans sa bouche.</text:p>
      <text:p text:style-name="Standard"/>
      <text:p text:style-name="Standard">-Merchi !</text:p>
      <text:p text:style-name="Standard"/>
      <text:p text:style-name="Standard">Le bonheur qu'il ressentit lorsque la viennoiserie s'engouffra dans son œsophage, encore tiède en sortie des cuisine, fut malheureusement de courte durée. Aoba, qui visiblement ne partageait pas son insouciance paraissait passablement agacé qu'il ait fait entrer le groom pour une raison inconnue. Alors que le blondin lui tournait le dos, trop occupé qu'il était à dévorer -pour l'instant des yeux- le reste du petit déjeuner qu'il allait se faire un malin plaisir de dégommer, il lui asséna un violent coup derrière la tête. Sous le choc et la surprise, Edward recracha une partie de ce qu'il était en train de mâcher et lâcha le reste de son croissant sur le sol. Il se redressa en se massant l'arrière du crâne pour se retourner vers son agresseur avec un air toujours plus ahuri.</text:p>
      <text:p text:style-name="Standard"/>
      <text:p text:style-name="Standard">-Mais aïeuh ! &gt;&lt; Pourquoi t'as fait ça ?</text:p>
      <text:p text:style-name="Standard"/>
      <text:p text:style-name="Standard">Aoba semblait encore davantage paniqué, et le blondin ne put s'empêcher de noter le teint rosi de ses joues et son air vexé alors qu'il l'engueulait comme du poisson pourri. Nan mais c'est quoi son problème à la fin à ce type ? Il venait de leur dégotter un petit déj' gratos et voilà comme on le remerciait ? En voilà un dont il ne serait pas fâché de se débarrasser...</text:p>
      <text:p text:style-name="Standard"/>
      <text:p text:style-name="Standard">-Mais attends t'abuses là... Je viens tout juste de nous faire gagner un</text:p>
      <text:p text:style-name="Standard"/>
      <text:p text:style-name="Text_20_body">« Petit déjeuner ». Edward aurait pu finir sa phrase, mais cette idée fit gargouiller son ventre et il se rendit compte qu'il avait super faim, cette moitié de croissant l'ayant à peine mis en appétit. Alors il préféra se retourner vers le plateau pour jeter son dévolu sur un pain au chocolat qui lui faisait de l’œil. C'est la bouche pleine et une quantité considérable de miettes autour de la bouche qu'il finit par se remettre face à son compagnon d'infortune, son esprit autiste finalement pris de remords de laisser ce pauvre homme dans la tourmente. Il lui tendit la corbeille de viennoiserie.</text:p>
      <text:p text:style-name="Text_20_body"/>
      <text:p text:style-name="Text_20_body">-T'en veux ?</text:p>
      <text:p text:style-name="Text_20_body"/>
      <text:p text:style-name="Text_20_body">Puis, sans crier gare, Edward se tourna vers la porte pour l'ouvrir en grand et tenter de sortir sur le pallier, uniquement retenu par Aoba -par l'intermédiaire des menottes- qu'il tenta d'embrigader.</text:p>
      <text:p text:style-name="Text_20_body"/>
      <text:p text:style-name="Text_20_body">-Allez viens, on va chercher nos fringues.</text:p>
      <text:p text:style-name="P2">Aoba déclina son offre de viennoiserie, visiblement toujours aussi agacé par la situation. Edward haussa les épaules et engloutit un nouveau pain au chocolat d'un air indifférent. Il aurait été dommage de se priver d'un petit déjeuner offert, surtout vu la qualité de ce dernier. C'est donc la bouche encore pleine qu'il s'était dirigé vers la porte d'entrée, entraînant son compagnon d'infortune avec lui.</text:p>
      <text:p text:style-name="Text_20_body"/>
      <text:p text:style-name="Text_20_body">-T'es chûr ? Ils chont vachement bons pourtant.</text:p>
      <text:p text:style-name="Text_20_body"/>
      <text:p text:style-name="Text_20_body">Cependant le Nephil ne semblait vraiment pas disposé à quitter la pièce pour se mettre en quête de leurs vêtements perdus. Mais c'est qu'il commençait à devenir pénible, à râler en permanence. Le garçon aux cheveux bleus souleva cependant un point pertinent ; il n'était pas sûr que les accoutrements en question était à l'extérieur de la chambre. Et en y réfléchissant bien, c'était même relativement improbable. </text:p>
      <text:p text:style-name="Text_20_body"/>
      <text:p text:style-name="Text_20_body">-Ah tiens c'est pas faux.</text:p>
      <text:p text:style-name="Text_20_body"/>
      <text:p text:style-name="Text_20_body">Pendant quelques secondes Edward resta pantois, une main sur la poignée l'autre en arrière, toujours liée à celle d'Aoba par ces bracelets métalliques, comme s'il se demandait si oui ou non il allait sortir. Il fit finalement un pas en arrière et se mit à la recherche du bien tant convoité. S'ils étaient bien restés dans la chambre, ces vêtements n'étaient pas à un endroit en évidence. Évidemment. Le blondin chercha à se baisser pour regarder sous le lit mais les menottes n'allaient pas jusqu'à là. Il tira sur son bras pour signifier à Aoba de se pencher également pour qu'il puisse y jeter un œil.</text:p>
      <text:p text:style-name="Text_20_body"/>
      <text:p text:style-name="Text_20_body">-Baisse toi que je regarde.</text:p>
      <text:p text:style-name="Text_20_body"/>
      <text:p text:style-name="Text_20_body">Malheureusement, il n'y avait rien sous le lit non plus. En soupirant, Edward se releva pour venir s'asseoir sur le sommier, lui aussi enfin atteint par l'air blasé de son comparse du jour. Ils allaient peut-être finalement quand même devoir sortir en caleçon...</text:p>
      <text:p text:style-name="Text_20_body"/>
      <text:p text:style-name="Text_20_body">-Je les trouve pas. Et les clefs non plus. T'as pas une idée ?</text:p>
      <text:p text:style-name="P2">Bon. On ne pouvait pas dire que l'autre gugusse avait été d'une aide particulièrement précieuse pour l'instant. Tout ce qu'il avait fait jusqu'à présent c'était se plaindre, que ce soit du comportement d'Edward -voire même de sa simple présence, ou de son état lamentable. Si la condition physique du blondin était a priori sensiblement identique, à savoir un barbouillement nauséeux et un mal de crâne amputant sensiblement ses capacités à réfléchir -pourtant déjà naturellement relativement faible, celui-ci prenait en revanche la situation avec beaucoup plus de philosophie. S'il n'avait aucune idée de la suite des événements qui avait pu les conduire à se retrouver dans cette chambre d'hôtel, le garçon avait décrété que ce n'était pas important et que la seule chose qui comptait désormais c'était de trouver une solution.</text:p>
      <text:p text:style-name="Text_20_body"/>
      <text:p text:style-name="Text_20_body">-Pas mieux. Je me souviens de rien.</text:p>
      <text:p text:style-name="Text_20_body"/>
      <text:p text:style-name="Text_20_body">Edward se rassit sur le lit en se grattant l'arrière du crâne d'un air songeur. Ils avaient à peu près fait le tour de la chambre à présent. Finalement, les deux garçons allaient probablement devoir s'en tenir à sa première idée, à savoir descendre chercher leurs vêtements et les clefs de ces foutus menottes à la réception. Ou en tout cas demander si quelqu'un pouvait les aider. Qui sait, peut-être que le personnel de l'hôtel en savait paradoxalement un peu plus qu'eux sur ce qu'ils foutaient ici ? C'était l'occasion d'en apprendre un peu plus. Et peut-être aussi de récupérer un ou deux cachets de Doliprane. Le tout en échange d'un moment un peu gênant -dont Edward se foutait comme de sa première chemise. Avec une expression presque désolée pour lui, l'adolescent se tourna à nouveau vers Aoba.</text:p>
      <text:p text:style-name="Text_20_body"/>
      <text:p text:style-name="Text_20_body">-Je crois qu'on n'a plus trop le choix. Il va falloir descendre demander à la réception s'ils savent pas quelque chose. Sinon on s'en sortira jamais...</text:p>
      <text:p text:style-name="P2">L'insistance d'Edward avait fini par convaincre son compère. Les deux garçons étaient finalement tombé d'accord sur la marche à suivre : descendre à l'accueil pour demander de l'aide. Si Aoba paraissait particulièrement accablé à cette idée, ce n'était pas le cas du blondin dont la neutralité semblait à toute épreuve. Il avait toujours cette même tête inexpressive à mi-chemin entre la crédulité et l'ennui et ne broncha pas lorsque son attaché de fortune l'entraîna à sa suite. Un dernier soupir pour la forme et les voilà dans le couloir. </text:p>
      <text:p text:style-name="Text_20_body"/>
      <text:p text:style-name="Text_20_body">Ils marchèrent tranquillement -enfin en tout cas en ce qui concernait Edward, Aoba semblant essayer sans succès de se fusionner à la tapisserie- pendant une minute environ jusqu'à arriver au comptoir. Là, ce fut son acolyte qui parla en premier, ses joues ayant pris une teinte pourpre assez prononcée. Le réceptionniste leva les yeux du registre qu'il était en train de consulter et arqua discrètement un sourcil en les voyant ainsi dévêtu.</text:p>
      <text:p text:style-name="Text_20_body"/>
      <text:p text:style-name="Text_20_body">-Oui ?</text:p>
      <text:p text:style-name="Text_20_body"/>
      <text:p text:style-name="Text_20_body">-Salut, reprit Edward sur son classique ton un peu trop familier. On s'est réveillé attaché ce matin, et on trouve plus nos vêtements. Ni les clefs de ces menottes.Vous sauriez pas où c'est par hasard ?</text:p>
      <text:p text:style-name="Text_20_body"/>
      <text:p text:style-name="Text_20_body">Pour illustrer son propos, le blondin souleva le bras au bout duquel il était menotté à Aoba tout en parlant. Le réceptionniste les regarda un instant avant de lâcher un « hum, hum » à la manière d'un psychologue écoutant les confessions de son patient.</text:p>
      <text:p text:style-name="Text_20_body"/>
      <text:p text:style-name="Text_20_body">-Je vois, mentit-il. Eh bien on va essayer de régler ça. Quel est le numéro de votre chambre ?</text:p>
      <text:p text:style-name="Text_20_body"/>
      <text:p text:style-name="Text_20_body">-Je sais pas.</text:p>
      <text:p text:style-name="Text_20_body"/>
      <text:p text:style-name="Text_20_body">-Ah ? Euh... Vous êtes arrivés quand ? Vous avez une idée de ce qu'il s'est passé ?</text:p>
      <text:p text:style-name="Text_20_body"/>
      <text:p text:style-name="Text_20_body">-Je sais pas. Je sais pas.</text:p>
      <text:p text:style-name="Text_20_body"/>
      <text:p text:style-name="Text_20_body">Le visage de l'employé commença à changer d'allure. Ils parlaient depuis même pas trente secondes et ce blondin lui tapait déjà sur le système. Il tourna son regard sur Aoba, une petite veine battant sur sa tempe, visiblement agacé. Il le pointa du menton sans rien ajouter, d'un air de dire « et lui, il a quelque chose à dire où j'ai vraiment deux crétins en face de moi ? »</text:p>
      <text:p text:style-name="P2">Fort heureusement pour Edward, son compagnon d'infortune n'était pas autant à la ramasse que lui. Cela permit au duo de comique de ne pas -trop- passer pour des blaireaux, si on ne prenait pas en compte le fait qu'ils étaient à moitié nus et menottés l'un à l'autre. Pendant qu'Aoba tentait de soutirer des informations aux employés de l'hôtel, le blondin jeta un regard distrait autour de lui. L'établissement dans lequel ils se trouvaient était plutôt luxueux, le genre trop cher pour qu'il puisse y réserver une chambre. Les clients qui entraient et sortaient du hall étaient globalement tous bien habillés et la majorité d'entre eux jetait un coup d'oeil mi-amusé, mi-révolté devant l'accoutrement des deux garçons.</text:p>
      <text:p text:style-name="Text_20_body"/>
      <text:p text:style-name="Text_20_body">Trop occupé qu'il était à faire le tour du propriétaire, Edward n'écouta pas un mot de ce qui s'échangeait entre Aoba et le réceptionniste. Il parvint cependant à recentrer sa concentration sur le débat lorsque l'employé passa son bras devant ses yeux pour leur indiquer la direction du service d'étage. Il cligna deux fois des paupières avant de regarder dans la direction indiqué par le doigt tendu puis de tourner un regard interrogateur vers le comptoir, et enfin vers Aob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4-30T20:03:34.83</meta:creation-date>
    <dc:date>2017-09-13T21:49:51.54</dc:date>
    <meta:editing-duration>PT6H48M8S</meta:editing-duration>
    <meta:editing-cycles>528</meta:editing-cycles>
    <meta:generator>OpenOffice/4.1.2$Win32 OpenOffice.org_project/412m3$Build-9782</meta:generator>
    <meta:document-statistic meta:table-count="0" meta:image-count="0" meta:object-count="0" meta:page-count="8" meta:paragraph-count="54" meta:word-count="3136" meta:character-count="18767"/>
  </office:meta>
</office:document-meta>
</file>